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ct , Typescript, Context </text:p>
      <text:p text:style-name="Standard"/>
      <text:p text:style-name="Standard">Vamos a aplicar el context API a nuestra aplicación para compartir datos a nivel global en toda la app, necesitamos dos cosas :</text:p>
      <text:p text:style-name="Standard"/>
      <text:p text:style-name="Standard">Curso de Egghead: RTK </text:p>
      <text:p text:style-name="Standard">https://egghead.io/lessons/redux-pass-query-arguments-to-rtk-query-hooks</text:p>
      <text:p text:style-name="Standard"/>
      <text:p text:style-name="Standard"><text:s text:c="4"/>• Provider : este componete pasa los datos en el subarbol</text:p>
      <text:p text:style-name="Standard"><text:s text:c="4"/>• Consumer : son los componentes que consumen los datos.</text:p>
      <text:p text:style-name="Standard">https://github.com/upmostly/react-context-example/blob/master/src/Contexts/PostProvider.js</text:p>
      <text:p text:style-name="Standard"/>
      <text:p text:style-name="Standard">notas : Siguiendo el tutorial me di cuenta que tenia que consumir el API, pero que la forma de consumirlo , tendria que llevar el tipado:</text:p>
      <text:p text:style-name="Standard"/>
      <text:p text:style-name="Standard">1) tendria que construir una archivo llamado api.ts, que exporte las funciones que consumen los enpoints</text:p>
      <text:p text:style-name="Standard"/>
      <text:p text:style-name="Standard"/>
      <text:p text:style-name="Standard">2) usar el contetext , <text:s/>almacenar en las variables de estado y ala ves pasarlas al contexto global, sobre las peticiones del API , <text:s/>que estan escritas en el archivo de api.js</text:p>
      <text:p text:style-name="Standard"/>
      <text:p text:style-name="Standard"/>
      <text:p text:style-name="Standard"/>
      <text:p text:style-name="Standard"/>
      <text:p text:style-name="Standard">Fetch data with React Hooks and Typescript</text:p>
      <text:p text:style-name="Standard"/>
      <text:p text:style-name="Standard"/>
      <text:p text:style-name="Standard">Necesitaremso hacer :</text:p>
      <text:p text:style-name="Standard">Crear el Contexto</text:p>
      <text:p text:style-name="Standard">Provide Context</text:p>
      <text:p text:style-name="Standard">Consume Conte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4:11:23.206554483</meta:creation-date>
    <meta:editing-duration>PT38S</meta:editing-duration>
    <meta:editing-cycles>2</meta:editing-cycles>
    <meta:generator>LibreOffice/7.3.7.2$Linux_X86_64 LibreOffice_project/30$Build-2</meta:generator>
    <dc:date>2023-01-24T14:11:58.618465992</dc:date>
    <meta:document-statistic meta:table-count="0" meta:image-count="0" meta:object-count="0" meta:page-count="1" meta:paragraph-count="15" meta:word-count="145" meta:character-count="984" meta:non-whitespace-character-count="842"/>
  </office:meta>
</office:document-meta>
</file>